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763" officeooo:paragraph-rsid="0019a763"/>
    </style:style>
    <style:style style:name="P2" style:family="paragraph" style:parent-style-name="Standard">
      <style:text-properties fo:color="#ffff00" officeooo:rsid="0019a763" officeooo:paragraph-rsid="0019a763" fo:background-color="#e16173"/>
    </style:style>
    <style:style style:name="P3" style:family="paragraph" style:parent-style-name="Standard">
      <style:text-properties fo:color="#ffff00" officeooo:rsid="0029ee09" officeooo:paragraph-rsid="0029ee09" fo:background-color="#e16173"/>
    </style:style>
    <style:style style:name="P4" style:family="paragraph" style:parent-style-name="Standard">
      <style:text-properties fo:color="#ffff00" officeooo:rsid="0019a763" officeooo:paragraph-rsid="0019a763" fo:background-color="transparent"/>
    </style:style>
    <style:style style:name="P5" style:family="paragraph" style:parent-style-name="Standard">
      <style:text-properties officeooo:rsid="00256250" officeooo:paragraph-rsid="00256250"/>
    </style:style>
    <style:style style:name="P6" style:family="paragraph" style:parent-style-name="Standard">
      <style:text-properties fo:color="#c9211e" officeooo:rsid="001cfed8" officeooo:paragraph-rsid="0019a763" fo:background-color="transparent"/>
    </style:style>
    <style:style style:name="P7" style:family="paragraph" style:parent-style-name="Standard">
      <style:text-properties fo:color="#000000" officeooo:rsid="0025a598" officeooo:paragraph-rsid="0025a598" fo:background-color="transparent"/>
    </style:style>
    <style:style style:name="P8" style:family="paragraph" style:parent-style-name="Standard">
      <style:text-properties fo:color="#000000" officeooo:rsid="0019a763" officeooo:paragraph-rsid="0019a763" fo:background-color="transparent"/>
    </style:style>
    <style:style style:name="P9" style:family="paragraph" style:parent-style-name="Standard">
      <style:text-properties fo:color="#000000" officeooo:rsid="0019a763" officeooo:paragraph-rsid="001cfed8" fo:background-color="transparent"/>
    </style:style>
    <style:style style:name="P10" style:family="paragraph" style:parent-style-name="Standard">
      <style:text-properties fo:color="#000000" officeooo:rsid="0030bf2b" officeooo:paragraph-rsid="0030bf2b" fo:background-color="transparent"/>
    </style:style>
    <style:style style:name="P11" style:family="paragraph" style:parent-style-name="Standard">
      <style:text-properties fo:color="#000000" fo:font-size="15pt" fo:font-weight="bold" officeooo:rsid="0019a763" officeooo:paragraph-rsid="0019a763" fo:background-color="transparent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rsid="002a44d7" officeooo:paragraph-rsid="002ba796" fo:background-color="#ffff00"/>
    </style:style>
    <style:style style:name="P13" style:family="paragraph" style:parent-style-name="Standard">
      <style:text-properties officeooo:rsid="0019a763" officeooo:paragraph-rsid="0019a763" fo:background-color="transparent"/>
    </style:style>
    <style:style style:name="P14" style:family="paragraph" style:parent-style-name="Standard">
      <style:text-properties officeooo:rsid="0017aa1c" officeooo:paragraph-rsid="002ba796" fo:background-color="transparent"/>
    </style:style>
    <style:style style:name="P15" style:family="paragraph" style:parent-style-name="Standard">
      <style:text-properties officeooo:rsid="002ba796" officeooo:paragraph-rsid="002ba796"/>
    </style:style>
    <style:style style:name="P16" style:family="paragraph" style:parent-style-name="Standard">
      <style:text-properties fo:color="#ff0000" officeooo:rsid="0019a763" officeooo:paragraph-rsid="00221687" fo:background-color="transparent"/>
    </style:style>
    <style:style style:name="P17" style:family="paragraph" style:parent-style-name="Standard">
      <style:text-properties fo:font-size="15pt" fo:font-weight="bold" officeooo:rsid="0019a763" officeooo:paragraph-rsid="0019a763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19a763" officeooo:paragraph-rsid="0019a763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19a763" officeooo:paragraph-rsid="0019a763" fo:background-color="#ffff00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text-properties fo:font-size="15pt" fo:font-weight="bold" officeooo:rsid="0019a763" officeooo:paragraph-rsid="0019a763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1cfed8"/>
    </style:style>
    <style:style style:name="T2" style:family="text">
      <style:text-properties fo:color="#c9211e" fo:background-color="transparent" loext:char-shading-value="0"/>
    </style:style>
    <style:style style:name="T3" style:family="text">
      <style:text-properties fo:color="#c9211e" officeooo:rsid="001cfed8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cfed8" fo:background-color="transparent" loext:char-shading-value="0"/>
    </style:style>
    <style:style style:name="T6" style:family="text">
      <style:text-properties officeooo:rsid="0017aa1c" fo:background-color="transparent" loext:char-shading-value="0"/>
    </style:style>
    <style:style style:name="T7" style:family="text">
      <style:text-properties fo:color="#000000" officeooo:rsid="00265402" fo:background-color="transparent" loext:char-shading-value="0"/>
    </style:style>
    <style:style style:name="T8" style:family="text">
      <style:text-properties fo:color="#000000" officeooo:rsid="001cfed8" fo:background-color="transparent" loext:char-shading-value="0"/>
    </style:style>
    <style:style style:name="T9" style:family="text">
      <style:text-properties fo:color="#000000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10" style:family="text">
      <style:text-properties officeooo:rsid="00289402"/>
    </style:style>
    <style:style style:name="T11" style:family="text">
      <style:text-properties officeooo:rsid="002ba796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3"><text:tab/><text:tab/><text:tab/><text:tab/><text:tab/></text:span>Subjects :</text:p>
      <text:p text:style-name="P19"/>
      <text:p text:style-name="P13"><text:span text:style-name="T12">1) java <text:s/></text:span><text:s/><text:span text:style-name="T10">(quiz after eid polymorphism and inheretance) </text:span></text:p>
      <text:p text:style-name="P13"/>
      <text:p text:style-name="P12"><text:span text:style-name="T4">drive= </text:span><text:a xlink:type="simple" xlink:href="https://drive.google.com/drive/folders/1iGwEYvG_9dgAxJFsh75SvW_c-Jy_Iws1" text:style-name="Internet_20_link" text:visited-style-name="Visited_20_Internet_20_Link"><text:span text:style-name="T6">https://drive.google.com/drive/folders/1iGwEYvG_9dgAxJFsh75SvW_c-Jy_Iws1</text:span></text:a></text:p>
      <text:p text:style-name="P14"/>
      <text:p text:style-name="P16"/>
      <text:p text:style-name="P2"><text:span text:style-name="T9">2) semi conductor <text:s text:c="2"/></text:span><text:span text:style-name="T5">(DO Self LEARNING) <text:s text:c="2"/>NOT DONE YET <text:s text:c="2"/></text:span><text:span text:style-name="T7">(quiz</text:span><text:span text:style-name="T8"> </text:span><text:span text:style-name="T7">15/20)</text:span></text:p>
      <text:p text:style-name="P6"/>
      <text:p text:style-name="P3"><text:span text:style-name="T3">d</text:span><text:span text:style-name="T2">rive= https://drive.google.com/drive/folders/1cbIO0ZDLAJc4ByjPKhLzBx9VEe0jlV-n</text:span></text:p>
      <text:p text:style-name="P4"/>
      <text:p text:style-name="P20">3) <text:s/>dld</text:p>
      <text:p text:style-name="P13"/>
      <text:p text:style-name="P7">(assignments ) <text:span text:style-name="T11">(explore xnor gate and pin config + truth table <text:s/>) (implement haf adder and full adder)</text:span></text:p>
      <text:p text:style-name="P8"/>
      <text:p text:style-name="P10">DRIVE=WHATSAPP GROUP</text:p>
      <text:p text:style-name="P8"/>
      <text:p text:style-name="P11"/>
      <text:p text:style-name="P9"><text:span text:style-name="T12">4) descrete maths <text:s text:c="3"/></text:span><text:s/><text:span text:style-name="T1">(DO Self LEARNING) <text:s text:c="2"/>NOT DONE YET</text:span></text:p>
      <text:p text:style-name="P8"/>
      <text:p text:style-name="P15">drive= https://drive.google.com/drive/folders/1MmJb5ZF_KHHeH35OuKvJvAdXgBuUVnxs</text:p>
      <text:p text:style-name="P15"/>
      <text:p text:style-name="P15"/>
      <text:p text:style-name="P1"/>
      <text:p text:style-name="P17">5) linear algebra</text:p>
      <text:p text:style-name="P5">(13 assignments )</text:p>
      <text:p text:style-name="P5"/>
      <text:p text:style-name="P15">drive = classroom links </text:p>
      <text:p text:style-name="P1"/>
      <text:p text:style-name="P17"/>
      <text:p text:style-name="P17">6) assembly</text:p>
      <text:p text:style-name="P17"/>
      <text:p text:style-name="P15">drive = classrom link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8:22:07.138836346</meta:creation-date>
    <dc:date>2021-05-08T21:05:16.433829640</dc:date>
    <meta:editing-duration>PT4H55M11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74" meta:character-count="651" meta:non-whitespace-character-count="569"/>
  </office:meta>
</office:document-meta>
</file>